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宋体" svg:font-family="宋体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6.6cm" fo:margin-left="0.201cm" fo:margin-right="0.199cm" table:align="margins"/>
    </style:style>
    <style:style style:name="表格1.A" style:family="table-column">
      <style:table-column-properties style:column-width="1.969cm" style:rel-column-width="7771*"/>
    </style:style>
    <style:style style:name="表格1.B" style:family="table-column">
      <style:table-column-properties style:column-width="3.493cm" style:rel-column-width="13788*"/>
    </style:style>
    <style:style style:name="表格1.C" style:family="table-column">
      <style:table-column-properties style:column-width="2.815cm" style:rel-column-width="11114*"/>
    </style:style>
    <style:style style:name="表格1.D" style:family="table-column">
      <style:table-column-properties style:column-width="1.799cm" style:rel-column-width="7102*"/>
    </style:style>
    <style:style style:name="表格1.E" style:family="table-column">
      <style:table-column-properties style:column-width="2.794cm" style:rel-column-width="11030*"/>
    </style:style>
    <style:style style:name="表格1.F" style:family="table-column">
      <style:table-column-properties style:column-width="3.731cm" style:rel-column-width="14730*"/>
    </style:style>
    <style:style style:name="表格1.A1" style:family="table-cell">
      <style:table-cell-properties fo:padding="0.097cm" fo:border-left="0.002cm solid #000000" fo:border-right="0.002cm solid #000000" fo:border-top="0.002cm solid #000000" fo:border-bottom="0.002cm solid #ffffff"/>
    </style:style>
    <style:style style:name="表格1.A2" style:family="table-cell">
      <style:table-cell-properties fo:padding="0.097cm" fo:border-left="0.002cm solid #000000" fo:border-right="0.002cm solid #000000" fo:border-top="none" fo:border-bottom="0.002cm solid #ffffff"/>
    </style:style>
    <style:style style:name="表格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A4" style:family="table-cell">
      <style:table-cell-properties fo:padding="0.097cm" fo:border-left="0.002cm solid #000000" fo:border-right="none" fo:border-top="none" fo:border-bottom="0.002cm solid #000000"/>
    </style:style>
    <style:style style:name="表格1.17" style:family="table-row">
      <style:table-row-properties style:min-row-height="4.937cm"/>
    </style:style>
    <style:style style:name="P1" style:family="paragraph" style:parent-style-name="Text_20_body">
      <style:paragraph-properties style:line-height-at-least="0.635cm"/>
      <style:text-properties fo:font-size="12pt" style:font-size-asian="12pt" style:font-size-complex="12pt"/>
    </style:style>
    <style:style style:name="P2" style:family="paragraph" style:parent-style-name="Text_20_body">
      <style:paragraph-properties style:line-height-at-least="0.635cm"/>
      <style:text-properties fo:font-size="10.5pt" fo:language="en" fo:country="US" style:font-size-asian="10.5pt" style:font-size-complex="10.5pt"/>
    </style:style>
    <style:style style:name="P3" style:family="paragraph" style:parent-style-name="Text_20_body">
      <style:paragraph-properties fo:margin-left="0.503cm" fo:margin-right="0cm" style:line-height-at-least="0.635cm" fo:text-indent="-0.503cm" style:auto-text-indent="false"/>
    </style:style>
    <style:style style:name="P4" style:family="paragraph" style:parent-style-name="Table_20_Contents">
      <style:text-properties style:language-asian="zh" style:country-asian="CN"/>
    </style:style>
    <style:style style:name="P5" style:family="paragraph" style:parent-style-name="Table_20_Contents">
      <style:text-properties style:font-name="Arial1" fo:font-size="10.5pt" fo:language="en" fo:country="US" fo:font-weight="normal" style:font-name-asian="GB2312" style:font-size-asian="10.5pt" style:font-weight-asian="normal" style:font-size-complex="10.5pt" style:font-weight-complex="normal"/>
    </style:style>
    <style:style style:name="P6" style:family="paragraph" style:parent-style-name="Table_20_Contents">
      <style:text-properties style:font-name="Arial1" fo:font-size="12pt" fo:language="en" fo:country="US" style:font-name-asian="GB2312" style:font-size-asian="12pt" style:language-asian="zh" style:country-asian="CN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font-name-asian="GB2312" style:font-size-asian="14pt"/>
    </style:style>
    <style:style style:name="P9" style:family="paragraph" style:parent-style-name="Standard">
      <style:text-properties style:language-asian="zh" style:country-asian="CN"/>
    </style:style>
    <style:style style:name="P10" style:family="paragraph" style:parent-style-name="Text_20_body">
      <style:paragraph-properties fo:margin-left="0cm" fo:margin-right="0cm" style:line-height-at-least="0.635cm" fo:text-indent="0cm" style:auto-text-indent="false"/>
      <style:text-properties fo:font-size="12pt" style:font-size-asian="12pt" style:font-size-complex="12pt"/>
    </style:style>
    <style:style style:name="P11" style:family="paragraph" style:parent-style-name="Frame_20_contents">
      <style:text-properties fo:font-size="5pt" style:font-size-asian="5pt" style:language-asian="zh" style:country-asian="CN" style:font-size-complex="5pt"/>
    </style:style>
    <style:style style:name="T1" style:family="text">
      <style:text-properties style:font-name-asian="GB2312"/>
    </style:style>
    <style:style style:name="T2" style:family="text">
      <style:text-properties style:font-name-asian="GB2312" style:font-size-asian="14pt"/>
    </style:style>
    <style:style style:name="T3" style:family="text">
      <style:text-properties style:font-name-asian="GB2312" style:font-size-asian="14pt" style:language-asian="zh" style:country-asian="CN"/>
    </style:style>
    <style:style style:name="T4" style:family="text">
      <style:text-properties style:font-name-asian="GB2312" style:language-asian="zh" style:country-asian="CN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.5pt" fo:font-weight="normal" style:font-name-asian="GB2312" style:font-size-asian="10.5pt" style:font-weight-asian="normal" style:font-size-complex="10.5pt" style:font-weight-complex="normal"/>
    </style:style>
    <style:style style:name="T7" style:family="text">
      <style:text-properties style:font-name="Arial Black" fo:font-size="10.5pt" fo:language="en" fo:country="US" fo:font-weight="normal" style:font-name-asian="GB2312" style:font-size-asian="10.5pt" style:font-weight-asian="normal" style:font-size-complex="10.5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GB2312"/>
    </style:style>
    <style:style style:name="T10" style:family="text">
      <style:text-properties style:font-name="Arial1" fo:font-size="10.5pt" fo:language="en" fo:country="US" fo:font-weight="normal" style:font-name-asian="GB2312" style:font-size-asian="10.5pt" style:font-weight-asian="normal" style:font-size-complex="10.5pt" style:font-weight-complex="normal"/>
    </style:style>
    <style:style style:name="T11" style:family="text">
      <style:text-properties style:font-name="Arial1" fo:font-size="14pt" fo:language="en" fo:country="US"/>
    </style:style>
    <style:style style:name="T12" style:family="text">
      <style:text-properties style:font-name="Arial1" fo:font-size="12pt" fo:language="en" fo:country="US" style:font-name-asian="GB2312" style:font-size-asian="12pt" style:language-asian="zh" style:country-asian="CN" style:font-size-complex="12pt"/>
    </style:style>
    <style:style style:name="T13" style:family="text">
      <style:text-properties style:font-name="Arial1" fo:font-size="12pt" fo:language="en" fo:country="US" style:font-name-asian="GB2312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name-asian="GB2312" style:font-size-asian="12pt" style:font-weight-asian="normal" style:font-size-complex="12pt" style:font-weight-complex="normal"/>
    </style:style>
    <style:style style:name="T16" style:family="text">
      <style:text-properties fo:font-size="12pt" style:font-name-asian="GB2312" style:font-size-asian="12pt" style:font-size-complex="12pt"/>
    </style:style>
    <style:style style:name="T17" style:family="text">
      <style:text-properties style:font-name="Times New Roman1" fo:font-size="14pt" fo:language="en" fo:country="US"/>
    </style:style>
    <style:style style:name="T18" style:family="text">
      <style:text-properties style:font-name="Times New Roman1" fo:font-size="14pt" fo:language="en" fo:country="US" style:font-name-asian="GB2312" style:font-size-asian="14pt"/>
    </style:style>
    <style:style style:name="T19" style:family="text">
      <style:text-properties style:font-name="宋体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20" style:family="text">
      <style:text-properties style:font-name="Times New Roman" fo:font-size="12pt" fo:language="en" fo:country="US" style:font-name-asian="GB2312" style:font-size-asian="12pt" style:language-asian="zh" style:country-asian="CN" style:font-name-complex="Lucida Sans" style:font-size-complex="12pt"/>
    </style:style>
    <style:style style:name="T21" style:family="text">
      <style:text-properties fo:color="#00aa00" style:font-name="Arial2" fo:font-size="16pt" fo:language="en" fo:country="US" fo:font-style="italic" style:font-name-asian="Arial2" style:font-size-asian="16pt" style:language-asian="zh" style:country-asian="CN" style:font-style-asian="italic" style:font-name-complex="Arial2" style:font-size-complex="16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table:number-columns-spanned="6" office:value-type="string">
            <text:p text:style-name="P4">[[repeatIn(objects,'o')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table:number-columns-spanned="6" office:value-type="string">
            <text:p text:style-name="Table_20_Contents"><text:s text:c="12"/><text:span text:style-name="T5"><text:s text:c="11"/></text:span><text:span text:style-name="T14"><text:s/></text:span><text:span text:style-name="T15">深圳市牧泰莱电路技术有限公司</text:span></text:p>
            <text:p text:style-name="Table_20_Contents"><text:span text:style-name="T6"><text:s text:c="29"/></text:span><text:span text:style-name="T7">SHENZHEN MULTILAYER PCB TECHNOLOGY CO.,LTD</text:span><text:span text:style-name="T10">.</text:span></text:p>
            <text:p text:style-name="P5"><text:s text:c="50"/></text:p>
            <text:p text:style-name="Table_20_Contents"><text:span text:style-name="T10"><text:s text:c="51"/></text:span><text:span text:style-name="T16">收货及验收报告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P8">供方</text:p>
            <text:p text:style-name="Table_20_Contents"><text:span text:style-name="T2">名称</text:span><text:span text:style-name="T11">:</text:span></text:p>
          </table:table-cell>
          <table:table-cell table:style-name="表格1.A4" table:number-columns-spanned="2" office:value-type="string">
            <text:p text:style-name="Table_20_Contents">[[o.address_id.partner_id.name]]</text:p>
          </table:table-cell>
          <table:covered-table-cell/>
          <table:table-cell table:style-name="表格1.A4" office:value-type="string">
            <text:p text:style-name="P4">单号：</text:p>
          </table:table-cell>
          <table:table-cell table:style-name="表格1.A3" table:number-columns-spanned="2" office:value-type="string">
            <text:p text:style-name="Table_20_Contents">[[o.name]]</text:p>
          </table:table-cell>
          <table:covered-table-cell/>
        </table:table-row>
        <table:table-row>
          <table:table-cell table:style-name="表格1.A4" office:value-type="string">
            <text:p text:style-name="Table_20_Contents"><text:span text:style-name="T2">序号</text:span> </text:p>
          </table:table-cell>
          <table:table-cell table:style-name="表格1.A4" office:value-type="string">
            <text:p text:style-name="P4">产品名称</text:p>
          </table:table-cell>
          <table:table-cell table:style-name="表格1.A4" office:value-type="string">
            <text:p text:style-name="P4">规格</text:p>
          </table:table-cell>
          <table:table-cell table:style-name="表格1.A4" office:value-type="string">
            <text:p text:style-name="P4">包装</text:p>
          </table:table-cell>
          <table:table-cell table:style-name="表格1.A4" office:value-type="string">
            <text:p text:style-name="Table_20_Contents"><text:span text:style-name="T2">货物数量</text:span> </text:p>
          </table:table-cell>
          <table:table-cell table:style-name="表格1.A3" office:value-type="string">
            <text:p text:style-name="Table_20_Contents"><text:span text:style-name="T2">验收记录</text:span> </text:p>
          </table:table-cell>
        </table:table-row>
        <table:table-row>
          <table:table-cell table:style-name="表格1.A4" office:value-type="string">
            <text:p text:style-name="P4"/>
          </table:table-cell>
          <table:table-cell table:style-name="表格1.A4" office:value-type="string">
            <text:p text:style-name="Table_20_Contents">[[repeatIn(o.move_lines,'line')]]</text:p>
            <text:p text:style-name="Table_20_Contents"><text:bookmark-start text:name="__DdeLink__4966_1608162543"/>[[line.product_id.default_code+line.product_id.name]]<text:bookmark-end text:name="__DdeLink__4966_1608162543"/></text:p>
          </table:table-cell>
          <table:table-cell table:style-name="表格1.A4" office:value-type="string">
            <text:p text:style-name="Table_20_Contents"><text:s/></text:p>
            <text:p text:style-name="Table_20_Contents">[[line.product_id.variants]]</text:p>
          </table:table-cell>
          <table:table-cell table:style-name="表格1.A4" office:value-type="string">
            <text:p text:style-name="Table_20_Contents"><text:s/></text:p>
            <text:p text:style-name="Table_20_Contents">[[line.product_packaging.ul.name]]</text:p>
          </table:table-cell>
          <table:table-cell table:style-name="表格1.A4" office:value-type="string">
            <text:p text:style-name="Table_20_Contents"><text:s/></text:p>
            <text:p text:style-name="Table_20_Contents">[[line.product_qty]]</text:p>
          </table:table-cell>
          <table:table-cell table:style-name="表格1.A3" office:value-type="string">
            <text:p text:style-name="Table_20_Contents">[[o.warhouse_record]]</text:p>
          </table:table-cell>
        </table:table-row>
        <table:table-row>
          <table:table-cell table:style-name="表格1.A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table:number-columns-spanned="6" office:value-type="string">
            <text:p text:style-name="Table_20_Contents"><text:span text:style-name="T2"><text:s text:c="46"/></text:span><text:span text:style-name="T3">收货人：</text:span><text:bookmark-start text:name="__DdeLink__4689_1224620388"/><text:bookmark-start text:name="__DdeLink__4693_1224620388"/><text:span text:style-name="T12">[[ state_username(o._table_name,o.id)['wait_warhouse'][0] ]]</text:span><text:bookmark-end text:name="__DdeLink__4693_1224620388"/><text:span text:style-name="T12"> </text:span><text:bookmark-end text:name="__DdeLink__4689_1224620388"/><text:span text:style-name="T11"><text:s text:c="7"/></text:span><text:span text:style-name="T2">日期</text:span><text:span text:style-name="T11">:</text:span><text:span text:style-name="T12">[[ state_username(o._table_name,o.id)['wait_warhouse'][1] ]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table:number-columns-spanned="6" office:value-type="string">
            <text:p text:style-name="Table_20_Contents"><text:span text:style-name="T2"><text:s text:c="41"/>检验</text:span><text:span text:style-name="T11">/</text:span><text:span text:style-name="T2">验证记录</text:span><text:span text:style-name="T11">(</text:span><text:span text:style-name="T2">品质部</text:span><text:span text:style-name="T11">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P8">序号</text:p>
          </table:table-cell>
          <table:table-cell table:style-name="表格1.A3" table:number-columns-spanned="5" office:value-type="string">
            <text:p text:style-name="P7"><text:span text:style-name="T3">检验记录和判定结果 </text:span><text:span text:style-name="T2">描述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Table_20_Contents"/>
          </table:table-cell>
          <table:table-cell table:style-name="表格1.A3" table:number-columns-spanned="5" office:value-type="string">
            <text:p text:style-name="P4"><text:bookmark-start text:name="__DdeLink__952_1386658755"/><text:bookmark-start text:name="__DdeLink__949_1386658755"/><text:bookmark-start text:name="__DdeLink__939_1386658755"/><text:bookmark-start text:name="__DdeLink__935_1386658755"/>[[o.iqc_record]]<text:bookmark-end text:name="__DdeLink__952_1386658755"/><text:bookmark-end text:name="__DdeLink__949_1386658755"/><text:bookmark-end text:name="__DdeLink__939_1386658755"/><text:bookmark-end text:name="__DdeLink__935_1386658755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Table_20_Contents"/>
          </table:table-cell>
          <table:table-cell table:style-name="表格1.A3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Table_20_Contents"/>
          </table:table-cell>
          <table:table-cell table:style-name="表格1.A3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3" table:number-columns-spanned="6" office:value-type="string">
            <text:p text:style-name="Table_20_Contents"><text:span text:style-name="T2"><text:s text:c="24"/></text:span><text:span text:style-name="T18"><text:s text:c="14"/></text:span><text:span text:style-name="T2">检验员</text:span><text:span text:style-name="T17">:</text:span><text:bookmark-start text:name="__DdeLink__969_1386658755"/><text:bookmark-start text:name="__DdeLink__966_1386658755"/><text:span text:style-name="T12">[[ state_username(o._table_name,o.id)['wait_iqc'][0] ]]</text:span><text:bookmark-end text:name="__DdeLink__969_1386658755"/><text:bookmark-end text:name="__DdeLink__966_1386658755"/><text:span text:style-name="T2">日期</text:span><text:span text:style-name="T17">:</text:span><text:span text:style-name="T12">[[ state_username(o._table_name,o.id)['wait_iqc'][1] ]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table:number-columns-spanned="6" office:value-type="string">
            <text:p text:style-name="Table_20_Contents"><text:span text:style-name="T2"><text:s text:c="34"/>检验不合格时的处置决定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table:number-columns-spanned="6" office:value-type="string">
            <text:p text:style-name="Table_20_Contents"><text:span text:style-name="T2">不合格货物处理措施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4" table:number-columns-spanned="3" office:value-type="string">
            <text:p text:style-name="P3"><text:span text:style-name="T1">筛选</text:span><text:span text:style-name="T4">结果：</text:span> </text:p>
            <text:p text:style-name="P10"><text:span text:style-name="T1">合格数:</text:span><text:span text:style-name="T9">[[line.qualified_count]]</text:span></text:p>
            <text:p text:style-name="P1"><text:span text:style-name="T1">不合格数:</text:span><text:bookmark-start text:name="__DdeLink__8811_1386658755"/><text:span text:style-name="T8">[[line.unqualified_count]]</text:span><text:bookmark-end text:name="__DdeLink__8811_1386658755"/></text:p>
            <text:p text:style-name="P3"><text:span text:style-name="T1">让步接收</text:span><text:span text:style-name="T4">:</text:span></text:p>
            <text:p text:style-name="P3"><text:span text:style-name="T2">退</text:span><text:span text:style-name="T3">货:</text:span><text:bookmark-start text:name="__DdeLink__1862_1386658755"/><text:bookmark-start text:name="__DdeLink__1859_1386658755"/><text:bookmark-start text:name="__DdeLink__1856_1386658755"/><text:bookmark-start text:name="__DdeLink__1850_1386658755"/><text:span text:style-name="T19">□</text:span><text:bookmark-end text:name="__DdeLink__1862_1386658755"/><text:bookmark-end text:name="__DdeLink__1859_1386658755"/><text:bookmark-end text:name="__DdeLink__1856_1386658755"/><text:bookmark-end text:name="__DdeLink__1850_1386658755"/></text:p>
          </table:table-cell>
          <table:covered-table-cell/>
          <table:covered-table-cell/>
          <table:table-cell table:style-name="表格1.A3" table:number-columns-spanned="3" office:value-type="string">
            <text:p text:style-name="P4">品质部:</text:p>
            <text:p text:style-name="P6"><text:bookmark-start text:name="__DdeLink__931_1386658755"/>[[ state_username(o._table_name,o.id)['wait_dpt_lead'][0] ]]<text:bookmark-end text:name="__DdeLink__931_1386658755"/></text:p>
            <text:p text:style-name="Table_20_Contents"/>
            <text:p text:style-name="Table_20_Contents"/>
            <text:p text:style-name="P4">日期：<text:span text:style-name="T13">[[state_username(o._table_name,o.id)['wait_dpt_lead'][1] ]]</text:span></text:p>
            <text:p text:style-name="Table_20_Contents"/>
            <text:p text:style-name="Table_20_Contents"/>
            <text:p text:style-name="P4"/>
            <text:p text:style-name="Table_20_Contents"/>
            <text:p text:style-name="P4"/>
          </table:table-cell>
          <table:covered-table-cell/>
          <table:covered-table-cell/>
        </table:table-row>
        <text:soft-page-break/>
        <table:table-row>
          <table:table-cell table:style-name="表格1.A3" table:number-columns-spanned="6" office:value-type="string">
            <text:p text:style-name="P2">2006/12/30Rev:B <text:s text:c="128"/>MTL-QR-003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Black" svg:font-family="'Arial Black'"/>
    <style:font-face style:name="GB2312" svg:font-family="GB2312"/>
    <style:font-face style:name="Lucida Sans1" svg:font-family="'Lucida Sans'"/>
    <style:font-face style:name="Times New Roman1" svg:font-family="'Times New Roman'"/>
    <style:font-face style:name="宋体" svg:font-family="宋体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8T14:31:56.28</meta:creation-date>
    <dc:date>2013-01-29T19:02:43.86</dc:date>
    <meta:editing-duration>PT17H16M12S</meta:editing-duration>
    <meta:editing-cycles>81</meta:editing-cycles>
    <meta:generator>OpenOffice.org/3.3$Win32 OpenOffice.org_project/330m20$Build-9567</meta:generator>
    <dc:creator>wang sheng wang</dc:creator>
    <meta:document-statistic meta:table-count="1" meta:image-count="0" meta:object-count="0" meta:page-count="2" meta:paragraph-count="43" meta:word-count="103" meta:character-count="1338"/>
  </office:meta>
</office:document-meta>
</file>